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2673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009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number-columns-repeated="1008"/>
        </table:table-row>
        <table:table-row table:style-name="ro1" table:number-rows-repeated="3">
          <table:table-cell table:style-name="Default" table:number-columns-repeated="16"/>
          <table:table-cell table:number-columns-repeated="100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 </meta:initial-creator>
    <meta:creation-date>2014-12-04T11:01:45.554818654</meta:creation-date>
    <dc:date>2014-12-04T15:40:06.659551963</dc:date>
    <dc:creator>Fer </dc:creator>
    <meta:editing-duration>PT4H7M58S</meta:editing-duration>
    <meta:editing-cycles>1</meta:editing-cycles>
    <meta:document-statistic meta:table-count="1" meta:cell-count="58" meta:object-count="0"/>
    <meta:generator>LibreOffice/4.2.7.2$Linux_X86_64 LibreOffice_project/420m0$Build-2</meta:generator>
  </office:meta>
</office:document-meta>
</file>